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14pt" style:font-size-complex="14pt"/>
    </style:style>
    <style:style style:name="T1" style:family="text">
      <style:text-properties fo:font-size="4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6cm">
          <draw:text-box>
            <text:p text:style-name="P2"><text:span text:style-name="T1">EP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07:44.998000000</dc:date>
    <meta:editing-duration>PT19H5M4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